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1mm"/>
    </style:style>
    <style:style style:name="co3" style:family="table-column">
      <style:table-column-properties fo:break-before="auto" style:column-width="58.67mm"/>
    </style:style>
    <style:style style:name="co4" style:family="table-column">
      <style:table-column-properties fo:break-before="auto" style:column-width="34.61mm"/>
    </style:style>
    <style:style style:name="co5" style:family="table-column">
      <style:table-column-properties fo:break-before="auto" style:column-width="73.87mm"/>
    </style:style>
    <style:style style:name="co6" style:family="table-column">
      <style:table-column-properties fo:break-before="auto" style:column-width="40.69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61.15mm"/>
    </style:style>
    <style:style style:name="co9" style:family="table-column">
      <style:table-column-properties fo:break-before="auto" style:column-width="33.23mm"/>
    </style:style>
    <style:style style:name="co10" style:family="table-column">
      <style:table-column-properties fo:break-before="auto" style:column-width="41.79mm"/>
    </style:style>
    <style:style style:name="co11" style:family="table-column">
      <style:table-column-properties fo:break-before="auto" style:column-width="33.78mm"/>
    </style:style>
    <style:style style:name="co12" style:family="table-column">
      <style:table-column-properties fo:break-before="auto" style:column-width="30.74mm"/>
    </style:style>
    <style:style style:name="co13" style:family="table-column">
      <style:table-column-properties fo:break-before="auto" style:column-width="39.58mm"/>
    </style:style>
    <style:style style:name="co14" style:family="table-column">
      <style:table-column-properties fo:break-before="auto" style:column-width="21.61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36.81mm"/>
    </style:style>
    <style:style style:name="co17" style:family="table-column">
      <style:table-column-properties fo:break-before="auto" style:column-width="62.81mm"/>
    </style:style>
    <style:style style:name="co18" style:family="table-column">
      <style:table-column-properties fo:break-before="auto" style:column-width="32.4mm"/>
    </style:style>
    <style:style style:name="co19" style:family="table-column">
      <style:table-column-properties fo:break-before="auto" style:column-width="57.27mm"/>
    </style:style>
    <style:style style:name="co20" style:family="table-column">
      <style:table-column-properties fo:break-before="auto" style:column-width="27.1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Standard2">
      <style:table-properties table:display="true" style:writing-mode="lr-tb"/>
    </style:style>
    <style:style style:name="ce1" style:family="table-cell" style:parent-style-name="Default1">
      <style:text-properties style:font-name="Liberation Sans" fo:font-weight="bold"/>
    </style:style>
    <style:style style:name="ce2" style:family="table-cell" style:parent-style-name="Default1">
      <style:text-properties fo:font-weight="bold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66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Abreviatura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Significad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dm. Gral.</text:p>
          </table:table-cell>
          <table:table-cell office:value-type="string" calcext:value-type="string">
            <text:p>Administración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.</text:p>
          </table:table-cell>
          <table:table-cell office:value-type="string" calcext:value-type="string">
            <text:p>Ape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.</text:p>
          </table:table-cell>
          <table:table-cell office:value-type="string" calcext:value-type="string">
            <text:p>Capit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arg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C.</text:p>
          </table:table-cell>
          <table:table-cell office:value-type="string" calcext:value-type="string">
            <text:p>Casa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s.</text:p>
          </table:table-cell>
          <table:table-cell office:value-type="string" calcext:value-type="string">
            <text:p>Claus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dte.</text:p>
          </table:table-cell>
          <table:table-cell office:value-type="string" calcext:value-type="string">
            <text:p>Comand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m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el.</text:p>
          </table:table-cell>
          <table:table-cell office:value-type="string" calcext:value-type="string">
            <text:p>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as. Ctes.</text:p>
          </table:table-cell>
          <table:table-cell office:value-type="string" calcext:value-type="string">
            <text:p>Cuentas Corri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v.</text:p>
          </table:table-cell>
          <table:table-cell office:value-type="string" calcext:value-type="string">
            <text:p>Desv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l.</text:p>
          </table:table-cell>
          <table:table-cell office:value-type="string" calcext:value-type="string">
            <text:p>Desvío a cal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nt.</text:p>
          </table:table-cell>
          <table:table-cell office:value-type="string" calcext:value-type="string">
            <text:p>Desvío a cant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.</text:p>
          </table:table-cell>
          <table:table-cell office:value-type="string" calcext:value-type="string">
            <text:p>Desvío de c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.</text:p>
          </table:table-cell>
          <table:table-cell office:value-type="string" calcext:value-type="string">
            <text:p>Desvío partic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úb.</text:p>
          </table:table-cell>
          <table:table-cell office:value-type="string" calcext:value-type="string">
            <text:p>Desvío públ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o.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Do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Trocha econó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.</text:p>
          </table:table-cell>
          <table:table-cell office:value-type="string" calcext:value-type="string">
            <text:p>Embarc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.</text:p>
          </table:table-cell>
          <table:table-cell office:value-type="string" calcext:value-type="string">
            <text:p>Empal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.</text:p>
          </table:table-cell>
          <table:table-cell office:value-type="string" calcext:value-type="string">
            <text:p>Encomi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.</text:p>
          </table:table-cell>
          <table:table-cell office:value-type="string" calcext:value-type="string">
            <text:p>Estac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l.</text:p>
          </table:table-cell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.</text:p>
          </table:table-cell>
          <table:table-cell office:value-type="string" calcext:value-type="string">
            <text:p>Gobern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.</text:p>
          </table:table-cell>
          <table:table-cell office:value-type="string" calcext:value-type="string">
            <text:p>Ingeni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ó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P.</text:p>
          </table:table-cell>
          <table:table-cell office:value-type="string" calcext:value-type="string">
            <text:p>Línea princip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del P.</text:p>
          </table:table-cell>
          <table:table-cell office:value-type="string" calcext:value-type="string">
            <text:p>Línea del 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.</text:p>
          </table:table-cell>
          <table:table-cell office:value-type="string" calcext:value-type="string">
            <text:p>Maqui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. P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a.</text:p>
          </table:table-cell>
          <table:table-cell office:value-type="string" calcext:value-type="string">
            <text:p>Par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aj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o.</text:p>
          </table:table-cell>
          <table:table-cell office:value-type="string" calcext:value-type="string">
            <text:p>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. Tte.</text:p>
          </table:table-cell>
          <table:table-cell office:value-type="string" calcext:value-type="string">
            <text:p>Sub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elégra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</text:p>
          </table:table-cell>
          <table:table-cell office:value-type="string" calcext:value-type="string">
            <text:p>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Cnel.</text:p>
          </table:table-cell>
          <table:table-cell office:value-type="string" calcext:value-type="string">
            <text:p>Teniente 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Gral.</text:p>
          </table:table-cell>
          <table:table-cell office:value-type="string" calcext:value-type="string">
            <text:p>Teniente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1.</text:p>
          </table:table-cell>
          <table:table-cell office:value-type="string" calcext:value-type="string">
            <text:p>Teniente Prim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 I.</text:p>
          </table:table-cell>
          <table:table-cell office:value-type="string" calcext:value-type="string">
            <text:p>Tráfico internac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. A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</table:table>
      <table:table table:name="Empalm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Empalme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hué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nia Alvear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gueira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k Centra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palme Lobo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edo, M. J.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inca Renancó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lómetro 136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 Quiac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Villazón a Atocha (Bolivia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elle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elle La Laguna (Posadas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elle Pto. Nacional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elle Zára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cú Cúa (Paraguay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Presidente Carlos Antonio López (Paraguay)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cit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Yacuiba a Santa Cruz y Sucre (Bolivia)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ingle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to. Alvear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to. Bajada Grand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to.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erto Ceibo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to. Comodoro Rivadavia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to. Concepción del Urugua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to. Concord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to. Deseado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to. Diaman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to. Formos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to. Galvá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to. Gualeguaychú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to. Ibicu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to. La Pa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to. Madero (túnel)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to. Madryn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to. Mar del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to. Quequé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to. Rui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to. San Nicolás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to. Santo Tomé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to. Victor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to. Villa Constitució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ocomp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emperley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ote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ay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</table:table>
      <table:table table:name="Intercambio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Intercambio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office:value-type="string" calcext:value-type="string">
            <text:p>Ferrocarril 3</text:p>
          </table:table-cell>
          <table:table-cell table:style-name="ce1"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sero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umesnil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al. Gutiérrez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s Naranj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ueñ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to. Buenos Ai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to. Paso de los Lib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Viação Férrea Do Río Grande do Su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etiro Expres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edi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ro, Domingo de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uerto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</table:table>
      <table:table table:name="Ramales FCGR" table:style-name="ta2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unto inicial</text:p>
          </table:table-cell>
          <table:table-cell table:style-name="ce2" office:value-type="string" calcext:value-type="string">
            <text:p>Punto final</text:p>
          </table:table-cell>
          <table:table-cell table:style-name="ce2" office:value-type="string" calcext:value-type="string">
            <text:p>Progresiva inicial</text:p>
          </table:table-cell>
          <table:table-cell table:style-name="ce2" office:value-type="string" calcext:value-type="string">
            <text:p>Progresiva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za Constitución</text:p>
          </table:table-cell>
          <table:table-cell office:value-type="string" calcext:value-type="string">
            <text:p>Avellaneda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Sola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rli</text:p>
          </table:table-cell>
          <table:table-cell office:value-type="string" calcext:value-type="string">
            <text:p>Burzaco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ngchamps</text:p>
          </table:table-cell>
          <table:table-cell office:value-type="string" calcext:value-type="string">
            <text:p>Brandse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urdera</text:p>
          </table:table-cell>
          <table:table-cell office:value-type="string" calcext:value-type="string">
            <text:p>Cañuelas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Villa Elisa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randí</text:p>
          </table:table-cell>
          <table:table-cell office:value-type="string" calcext:value-type="string">
            <text:p>Tolosa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lla España</text:p>
          </table:table-cell>
          <table:table-cell office:value-type="string" calcext:value-type="string">
            <text:p>Bosques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nta Lara</text:p>
          </table:table-cell>
          <table:table-cell office:value-type="string" calcext:value-type="string">
            <text:p>Ensenada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Río Santiago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Brandse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Atalaya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lizalde, Rufino de</text:p>
          </table:table-cell>
          <table:table-cell office:value-type="string" calcext:value-type="string">
            <text:p>Lezama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yró, Roberto</text:p>
          </table:table-cell>
          <table:table-cell office:value-type="string" calcext:value-type="string">
            <text:p>Las Pipinas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 Noria</text:p>
          </table:table-cell>
          <table:table-cell office:value-type="string" calcext:value-type="string">
            <text:p>Olavarría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azzarino</text:p>
          </table:table-cell>
          <table:table-cell office:value-type="string" calcext:value-type="string">
            <text:p>La Pastora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anta Luisa</text:p>
          </table:table-cell>
          <table:table-cell office:value-type="string" calcext:value-type="string">
            <text:p>Bahía Blanca (C. C.)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ourtalé</text:p>
          </table:table-cell>
          <table:table-cell office:value-type="string" calcext:value-type="string">
            <text:p>La Vitícola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6 de Julio</text:p>
          </table:table-cell>
          <table:table-cell office:value-type="string" calcext:value-type="string">
            <text:p>Tandil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aviña</text:p>
          </table:table-cell>
          <table:table-cell office:value-type="string" calcext:value-type="string">
            <text:p>Barrow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salle, P. P.</text:p>
          </table:table-cell>
          <table:table-cell office:value-type="string" calcext:value-type="string">
            <text:p>Emp. Grunbein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ribelarrea</text:p>
          </table:table-cell>
          <table:table-cell office:value-type="string" calcext:value-type="string">
            <text:p>Bolívar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barra, J. F.</text:p>
          </table:table-cell>
          <table:table-cell office:value-type="string" calcext:value-type="string">
            <text:p>Saavedra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mp. Lobos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íboras</text:p>
          </table:table-cell>
          <table:table-cell office:value-type="string" calcext:value-type="string">
            <text:p>Darregueira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bos</text:p>
          </table:table-cell>
          <table:table-cell office:value-type="string" calcext:value-type="string">
            <text:p>Olavarría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aladillo</text:p>
          </table:table-cell>
          <table:table-cell office:value-type="string" calcext:value-type="string">
            <text:p>San Enrique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Gral. Lamadrid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astra</text:p>
          </table:table-cell>
          <table:table-cell office:value-type="string" calcext:value-type="string">
            <text:p>Pringles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allimanca</text:p>
          </table:table-cell>
          <table:table-cell office:value-type="string" calcext:value-type="string">
            <text:p>Recalde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pis</text:p>
          </table:table-cell>
          <table:table-cell office:value-type="string" calcext:value-type="string">
            <text:p>Pigüé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eppener</text:p>
          </table:table-cell>
          <table:table-cell office:value-type="string" calcext:value-type="string">
            <text:p>Mar del Plata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abardén</text:p>
          </table:table-cell>
          <table:table-cell office:value-type="string" calcext:value-type="string">
            <text:p>Tandil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Vivoratá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hapadmalal</text:p>
          </table:table-cell>
          <table:table-cell office:value-type="string" calcext:value-type="string">
            <text:p>Miramar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Las Flores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laza Montero</text:p>
          </table:table-cell>
          <table:table-cell office:value-type="string" calcext:value-type="string">
            <text:p>Tandil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Barrow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Dorrego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Ayacucho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Necochea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ral. Madariaga</text:p>
          </table:table-cell>
          <table:table-cell office:value-type="string" calcext:value-type="string">
            <text:p>Pinamar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echongué</text:p>
          </table:table-cell>
          <table:table-cell office:value-type="string" calcext:value-type="string">
            <text:p>Iráizoz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Tamangueyú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mp. Movediza</text:p>
          </table:table-cell>
          <table:table-cell office:value-type="string" calcext:value-type="string">
            <text:p>Defferrari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mp. Lobería</text:p>
          </table:table-cell>
          <table:table-cell office:value-type="string" calcext:value-type="string">
            <text:p>Defferrari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an Cayetano</text:p>
          </table:table-cell>
          <table:table-cell office:value-type="string" calcext:value-type="string">
            <text:p>Barrow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antamarina</text:p>
          </table:table-cell>
          <table:table-cell office:value-type="string" calcext:value-type="string">
            <text:p>Dorrego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do. Victoria</text:p>
          </table:table-cell>
          <table:table-cell office:value-type="string" calcext:value-type="string">
            <text:p>Darregueira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hoiqué</text:p>
          </table:table-cell>
          <table:table-cell office:value-type="string" calcext:value-type="string">
            <text:p>Villa Iris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Rivadeo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Kilóm. 5 (Ap.)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to. Belgrano</text:p>
          </table:table-cell>
          <table:table-cell office:value-type="string" calcext:value-type="string">
            <text:p>Punta Alta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mp. Aguará</text:p>
          </table:table-cell>
          <table:table-cell office:value-type="string" calcext:value-type="string">
            <text:p>Montes de Oca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guará</text:p>
          </table:table-cell>
          <table:table-cell office:value-type="string" calcext:value-type="string">
            <text:p>Patagones, Carmen de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ío Colorado</text:p>
          </table:table-cell>
          <table:table-cell office:value-type="string" calcext:value-type="string">
            <text:p>Darwin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nel. Belisle</text:p>
          </table:table-cell>
          <table:table-cell office:value-type="string" calcext:value-type="string">
            <text:p>Cipolletti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rri</text:p>
          </table:table-cell>
          <table:table-cell office:value-type="string" calcext:value-type="string">
            <text:p>Kilóm. 1218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iedma</text:p>
          </table:table-cell>
          <table:table-cell office:value-type="string" calcext:value-type="string">
            <text:p>Pto. San Antonio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inco Chañares</text:p>
          </table:table-cell>
          <table:table-cell office:value-type="string" calcext:value-type="string">
            <text:p>Ministro Ramos Mexía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Talcahuala</text:p>
          </table:table-cell>
          <table:table-cell office:value-type="string" calcext:value-type="string">
            <text:p>San Carlos de Bariloche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jos de Agua</text:p>
          </table:table-cell>
          <table:table-cell office:value-type="string" calcext:value-type="string">
            <text:p>Ñorquincó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Gaviotas</text:p>
          </table:table-cell>
          <table:table-cell office:value-type="string" calcext:value-type="string">
            <text:p>Anzoátegui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Aráuz, J.</text:p>
          </table:table-cell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euquén</text:p>
          </table:table-cell>
          <table:table-cell office:value-type="string" calcext:value-type="string">
            <text:p>Zapala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l Maitén</text:p>
          </table:table-cell>
          <table:table-cell office:value-type="string" calcext:value-type="string">
            <text:p>Esquel</text:p>
          </table:table-cell>
          <table:table-cell table:number-columns-repeated="2"/>
        </table:table-row>
      </table:table>
      <table:table table:name="Códigos estaciones FCDFS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ódigo de ferrocarril</text:p>
          </table:table-cell>
          <table:table-cell table:style-name="ce1" office:value-type="string" calcext:value-type="string">
            <text:p>Ferrocarril</text:p>
          </table:table-cell>
          <table:table-cell table:style-name="ce1" office:value-type="string" calcext:value-type="string">
            <text:p>Ramal</text:p>
          </table:table-cell>
          <table:table-cell table:style-name="ce1" office:value-type="string" calcext:value-type="string">
            <text:p>Código de estación</text:p>
          </table:table-cell>
          <table:table-cell table:style-name="ce1" office:value-type="string" calcext:value-type="string">
            <text:p>Estación</text:p>
          </table:table-cell>
          <table:table-cell table:style-name="ce1" office:value-type="string" calcext:value-type="string">
            <text:p>Código de tramo</text:p>
          </table:table-cell>
          <table:table-cell table:style-name="ce1" office:value-type="string" calcext:value-type="string">
            <text:p>Tramo</text:p>
          </table:table-cell>
          <table:table-cell table:style-name="ce1" office:value-type="string" calcext:value-type="string">
            <text:p>Provincia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oletería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Boletería local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xpreso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ncomienda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ovimiento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gar Cros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Agar Cros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Case Company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Cope Riel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Ditlevsen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Expreso Villalonga Furlong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Gofre Carbone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International Harvester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assey Harri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Roberts Pusterla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almolive ltda.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E. A. R. A. S. R. 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aballito (Carga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aball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F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Villa L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in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Liniers (Almacen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iers (Taller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iudad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Ramos Mejí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Haedo, M. J. (Carga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Haedo, M. J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Moró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Caste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Ituzaing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an Antonio de Pad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Mer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aso del Rey (Pda.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or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a Reja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Álvarez, Franci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as Malvinas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General Rodrígu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a Fraternidad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zica y Torrezuri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ujá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Jáureg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Oliv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Gow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Merce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García, M. J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Suipa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Báez, Romá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yarza, Emil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Huergo, Palemó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oronel M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Coronel Segu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War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General O' Br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Zavalí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Quirno Cos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ayau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Lincol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Balsa (Pda.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Dussa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General Pin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azos Kan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oronel Grana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Costa, Edu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Ameghi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Vo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Drab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Mo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Villeg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Elord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Banderal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Larroudé, Bern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Sar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iró, Mari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Coronel Lagos, H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Van Praet, A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Realic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Sim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Quetrequé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Ranc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hamaicó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Gómez, Casimi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Nueva Gal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Fortu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Ba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olle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Un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Kilóm. 7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La Maro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Canalej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La Mo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Los Huarpes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Bow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Kilóm. 882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Desvío Kilóm. 884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Colonia Alv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Carmen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oitu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Gorosti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hivilcoy Nor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hivilcoy S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eníte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Albert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Larr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Mech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echa (Trasbordo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Brag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Olasco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Denne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9 de 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Fren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Cambace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a Dor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Casares, Carl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Santo Tomá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Gua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hicl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ehuajó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adero, Francis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so, Juan Jos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Berut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rimera Ju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renque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La Zanj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Mari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Bocayu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ellegri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De B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Catriló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Lonquim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La Glor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Urib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Angu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Santa Ro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o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aón, C. M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El Tej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Neild, R. J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Quiro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Coronel M. de Ho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Kilóm. 322 (Ap.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as Tosc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Salas, Carl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Timo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Teje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Santa Iné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Colonia Ser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Cerri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mér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San Mauric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González More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Trebolar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Gral. Pi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Gral. Pico “Droguería Pico S. A. C. I.”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Metile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Monte Niev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Castex, Eduard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Boeu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Conhel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Desvío Kilóm. 6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Rucane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Tte. Gral. Mitre, 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Desvío Kilóm. 6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Luan To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Lovent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Victor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elé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Tre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Ara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leufú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Pichú Huinc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La Maruj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Ing. Fos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rizo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San Lui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1239" calcext:value-type="float">
            <office:annotation office:display="true" draw:style-name="gr1" draw:text-style-name="P1" svg:width="28.99mm" svg:height="13.86mm" svg:x="118.43mm" svg:y="788.76mm" draw:caption-point-x="-6.1mm" draw:caption-point-y="15.1mm">
              <dc:creator>ASB</dc:creator>
              <dc:date>2015-01-18T00:00:00</dc:date>
              <text:p text:style-name="P1">Estas celdas corresponden al FC Roca.</text:p>
            </office:annotation>
            <text:p>1239</text:p>
          </table:table-cell>
          <table:table-cell table:style-name="ce3" office:value-type="string" calcext:value-type="string">
            <text:p>Queh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240" calcext:value-type="float">
            <text:p>1240</text:p>
          </table:table-cell>
          <table:table-cell table:style-name="ce3" office:value-type="string" calcext:value-type="string">
            <text:p>Gral. Ach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241" calcext:value-type="float">
            <text:p>1241</text:p>
          </table:table-cell>
          <table:table-cell table:style-name="ce3" office:value-type="string" calcext:value-type="string">
            <text:p>Unan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Perú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243" calcext:value-type="float">
            <text:p>1243</text:p>
          </table:table-cell>
          <table:table-cell table:style-name="ce3" office:value-type="string" calcext:value-type="string">
            <text:p>Hucal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244" calcext:value-type="float">
            <text:p>1244</text:p>
          </table:table-cell>
          <table:table-cell table:style-name="ce3" office:value-type="string" calcext:value-type="string">
            <text:p>Abramo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Los Told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Chanc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El Triunf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Fortín Vigilanc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Rober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Pasteu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Enc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Herefo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Cuenc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Prade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ondarc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Sansire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Villa Sau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Intendente Alve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Ceball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jed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Alta Ital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jeda – Ing. Luigg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mbajador Mart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Ing. Luigg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elide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Córdob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Lavalle, Ricard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Faluch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Vérti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peluzz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Berg, Carlos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Dor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Tril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Quemú Quem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ané, Mig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Relm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Ivanowsk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Murature, Francis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Maz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ham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an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Rive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uergo, Delfí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Gascón, E. A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Canónigo, Gorrit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Darreguei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agó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Albariñ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Duh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Coraz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30 de Agos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La Porteñ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Tres Lom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Ing. Thomp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Sallique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Fatra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Lago Epecué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1511" calcext:value-type="float">
            <office:annotation office:display="true" draw:style-name="gr1" draw:text-style-name="P1" svg:width="28.99mm" svg:height="13.86mm" svg:x="118.43mm" svg:y="1046.15mm" draw:caption-point-x="-6.1mm" draw:caption-point-y="15.1mm">
              <dc:creator>ASB</dc:creator>
              <dc:date>2015-01-18T00:00:00</dc:date>
              <text:p text:style-name="P1">Estas celdas corresponden al FC Roca.</text:p>
            </office:annotation>
            <text:p>1511</text:p>
          </table:table-cell>
          <table:table-cell table:style-name="ce3" office:value-type="string" calcext:value-type="string">
            <text:p>Agencia Lago Epecué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512" calcext:value-type="float">
            <text:p>1512</text:p>
          </table:table-cell>
          <table:table-cell table:style-name="ce3" office:value-type="string" calcext:value-type="string">
            <text:p>Bernasconi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513" calcext:value-type="float">
            <text:p>1513</text:p>
          </table:table-cell>
          <table:table-cell table:style-name="ce3" office:value-type="string" calcext:value-type="string">
            <text:p>Gral. San Martí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514" calcext:value-type="float">
            <text:p>1514</text:p>
          </table:table-cell>
          <table:table-cell table:style-name="ce3" office:value-type="string" calcext:value-type="string">
            <text:p>Aráuz, Jacint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515" calcext:value-type="float">
            <text:p>1515</text:p>
          </table:table-cell>
          <table:table-cell table:style-name="ce3" office:value-type="string" calcext:value-type="string">
            <text:p>Villa Iri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516" calcext:value-type="float">
            <text:p>1516</text:p>
          </table:table-cell>
          <table:table-cell table:style-name="ce3" office:value-type="string" calcext:value-type="string">
            <text:p>Rivade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517" calcext:value-type="float">
            <text:p>1517</text:p>
          </table:table-cell>
          <table:table-cell table:style-name="ce3" office:value-type="string" calcext:value-type="string">
            <text:p>Estel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ómez, Valentí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Aguston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Peña, Alfre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Huelé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olonia Baró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Mayer, Maurici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Winifred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Quenum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Graciare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Los Gauchos (Ap.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Anchorena, T. M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Riglos, Man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Cerea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Vatteone, Artu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Tres Lagun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Roló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Hidalg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Macach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treucó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Dobl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Cañada Marian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Avestruz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Guatraché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Remecó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Gral. Campos, M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Apuyac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Alpachir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Sundbla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Lérto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Pehuelch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 Zanja – Tres Loma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Caiomu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Leubucó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Yutuyac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ilóm. 321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renaz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Kilóm. 352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Kilóm. 35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Kilóm. 38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Kilóm. 393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La Limp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Fernández, Máxim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San Emili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La Delf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Kilóm. 282 (Ap.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La Ric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Bell, Hen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Gobernador Ugar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Presidente Quintan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Anders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Ing. Brian, Santiago (Pda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San Jus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Tablad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Matader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Kilóm. 29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Kilóm. 34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6" calcext:value-type="float">
            <text:p>1746</text:p>
          </table:table-cell>
          <table:table-cell table:style-name="ce4" office:value-type="string" calcext:value-type="string">
            <office:annotation office:display="true" draw:style-name="gr1" draw:text-style-name="P1" svg:width="28.99mm" svg:height="13.86mm" svg:x="181.24mm" svg:y="1326.11mm" draw:caption-point-x="-6.1mm" draw:caption-point-y="15.1mm">
              <dc:creator>ASB</dc:creator>
              <dc:date>2015-01-18T00:00:00</dc:date>
              <text:p text:style-name="P1">Revisar las estaciones que faltan.</text:p>
            </office:annotation>
            <text:p>Santa Catalin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errari, Agustín (Pda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Acosta, Marian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Paz, Marc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Kilóm. 58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Horn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Las Hera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Kilóm, 76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Zapio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4P0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/00/0000</text:date>, <text:time style:data-style-name="N2" text:time-value="12:47:42.6492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  <style:master-page style:name="Standard2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>Unknown</meta:initial-creator>
    <meta:editing-cycles>79</meta:editing-cycles>
    <dc:date>2015-01-18T20:50:04.600895160</dc:date>
    <meta:creation-date>2015-01-15T10:24:48.410189360</meta:creation-date>
    <meta:editing-duration>PT16H13M3S</meta:editing-duration>
    <dc:creator>Ariel Becker</dc:creator>
    <meta:document-statistic meta:table-count="5" meta:cell-count="3051" meta:object-count="0"/>
  </office:meta>
</office:document-meta>
</file>